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fill="solid" draw:fill-color="#c0c0c0" fo:min-height="0.4465in"/>
    </style:style>
    <style:style style:name="gr3" style:family="graphic">
      <style:graphic-properties draw:fill="solid" draw:fill-color="#c0c0c0" fo:min-height="0.2406in"/>
    </style:style>
    <style:style style:name="gr4" style:family="graphic">
      <style:graphic-properties draw:fill="solid" draw:fill-color="#c0c0c0" fo:min-height="0.2197in"/>
    </style:style>
  </office:automatic-styles>
  <office:body>
    <office:spreadsheet>
      <table:table table:name="Sheet1" table:style-name="ta1">
        <table:shapes>
          <draw:frame draw:z-index="0" draw:style-name="gr1" svg:width="8.2661in" svg:height="7.1453in" svg:x="4.7488in" svg:y="0.0287in">
            <draw:object draw:notify-on-update-of-ranges="Sheet1.A1:Sheet1.A1 Sheet1.A2:Sheet1.A24 Sheet1.B1:Sheet1.B1 Sheet1.B2:Sheet1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1366in" svg:height="7.7618in" svg:x="4.7484in" svg:y="7.2657in">
            <draw:object draw:notify-on-update-of-ranges="Sheet1.A26:Sheet1.A26 Sheet1.A27:Sheet1.A44 Sheet1.B26:Sheet1.B26 Sheet1.B27:Sheet1.B44" xlink:href="./Object 2" xlink:type="simple" xlink:show="embed" xlink:actuate="onLoad"/>
            <draw:image xlink:href="./ObjectReplacements/Object 2" xlink:type="simple" xlink:show="embed" xlink:actuate="onLoad"/>
          </draw:frame>
          <draw:caption draw:z-index="2" draw:style-name="gr2" svg:width="0.8929in" svg:height="0.4465in" svg:x="5.961in" svg:y="0.8575in" draw:caption-point-x="-0.411in" draw:caption-point-y="3.1583in">
            <text:p>C Extension: still fastest</text:p>
          </draw:caption>
          <draw:caption draw:z-index="3" draw:style-name="gr3" svg:width="0.6705in" svg:height="0.2406in" svg:x="6.2425in" svg:y="1.6in" draw:caption-point-x="-0.4331in" draw:caption-point-y="2.374in">
            <text:p>First try</text:p>
          </draw:caption>
          <draw:caption draw:z-index="4" draw:style-name="gr2" svg:width="2.0071in" svg:height="0.4465in" svg:x="7.2378in" svg:y="0.8366in" draw:caption-point-x="3.0075in" draw:caption-point-y="2.1228in">
            <text:p>Pre-calculating variants (4000 iterations to build dict)</text:p>
          </draw:caption>
          <draw:caption draw:z-index="5" draw:style-name="gr2" svg:width="1.0551in" svg:height="0.4465in" svg:x="8.3736in" svg:y="2.5831in" draw:caption-point-x="1.6012in" draw:caption-point-y="1.3488in">
            <text:p>Precalculated dict (big file)</text:p>
          </draw:caption>
          <draw:caption draw:z-index="6" draw:style-name="gr2" svg:width="0.8929in" svg:height="0.4465in" svg:x="9.8449in" svg:y="0.5126in" draw:caption-point-x="1.4496in" draw:caption-point-y="0.711in">
            <text:p>Smallest file (pre-calc)</text:p>
          </draw:caption>
          <draw:caption draw:z-index="7" draw:style-name="gr2" svg:width="0.8929in" svg:height="0.4465in" svg:x="5.972in" svg:y="7.9583in" draw:caption-point-x="-0.4004in" draw:caption-point-y="3.8378in">
            <text:p>C Extension Variant</text:p>
          </draw:caption>
          <draw:caption draw:z-index="8" draw:style-name="gr2" svg:width="1.3957in" svg:height="0.4465in" svg:x="6.3181in" svg:y="8.5543in" draw:caption-point-x="-0.3461in" draw:caption-point-y="3.0744in">
            <text:p>Pre-calculated dict literal (pure Python)</text:p>
          </draw:caption>
          <draw:caption draw:z-index="9" draw:style-name="gr4" svg:width="0.8929in" svg:height="0.2197in" svg:x="6.9346in" svg:y="9.3488in" draw:caption-point-x="1.9366in" draw:caption-point-y="1.663in">
            <text:p>First try</text:p>
          </draw:caption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me (Seconds)</text:p>
          </table:table-cell>
          <table:table-cell office:value-type="string">
            <text:p>Calls</text:p>
          </table:table-cell>
          <table:table-cell table:number-columns-repeated="11"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11"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11"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11"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0.001">
            <text:p>0.001</text:p>
          </table:table-cell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0.001">
            <text:p>0.001</text:p>
          </table:table-cell>
          <table:table-cell office:value-type="float" office:value="286">
            <text:p>286</text:p>
          </table:table-cell>
          <table:table-cell table:number-columns-repeated="11"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0.001">
            <text:p>0.001</text:p>
          </table:table-cell>
          <table:table-cell office:value-type="float" office:value="368">
            <text:p>368</text:p>
          </table:table-cell>
          <table:table-cell table:number-columns-repeated="11"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0.001">
            <text:p>0.001</text:p>
          </table:table-cell>
          <table:table-cell office:value-type="float" office:value="369">
            <text:p>369</text:p>
          </table:table-cell>
          <table:table-cell table:number-columns-repeated="11"/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0.001">
            <text:p>0.001</text:p>
          </table:table-cell>
          <table:table-cell office:value-type="float" office:value="444">
            <text:p>444</text:p>
          </table:table-cell>
          <table:table-cell table:number-columns-repeated="11"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0.024">
            <text:p>0.024</text:p>
          </table:table-cell>
          <table:table-cell office:value-type="float" office:value="43628">
            <text:p>43628</text:p>
          </table:table-cell>
          <table:table-cell table:number-columns-repeated="11"/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0.024">
            <text:p>0.024</text:p>
          </table:table-cell>
          <table:table-cell office:value-type="float" office:value="43635">
            <text:p>43635</text:p>
          </table:table-cell>
          <table:table-cell table:number-columns-repeated="11"/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0.028">
            <text:p>0.028</text:p>
          </table:table-cell>
          <table:table-cell office:value-type="float" office:value="39635">
            <text:p>39635</text:p>
          </table:table-cell>
          <table:table-cell table:number-columns-repeated="11"/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0.038">
            <text:p>0.038</text:p>
          </table:table-cell>
          <table:table-cell office:value-type="float" office:value="60023">
            <text:p>60023</text:p>
          </table:table-cell>
          <table:table-cell table:number-columns-repeated="11"/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0.064">
            <text:p>0.064</text:p>
          </table:table-cell>
          <table:table-cell office:value-type="float" office:value="56268">
            <text:p>5626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Calls</text:p>
          </table:table-cell>
          <table:table-cell table:number-columns-repeated="12"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30">
            <text:p>30</text:p>
          </table:table-cell>
          <table:table-cell table:number-columns-repeated="12"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36">
            <text:p>36</text:p>
          </table:table-cell>
          <table:table-cell table:number-columns-repeated="12"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129">
            <text:p>129</text:p>
          </table:table-cell>
          <table:table-cell table:number-columns-repeated="12"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138">
            <text:p>138</text:p>
          </table:table-cell>
          <table:table-cell table:number-columns-repeated="12"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139">
            <text:p>139</text:p>
          </table:table-cell>
          <table:table-cell table:number-columns-repeated="12"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213">
            <text:p>213</text:p>
          </table:table-cell>
          <table:table-cell table:number-columns-repeated="12"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286">
            <text:p>286</text:p>
          </table:table-cell>
          <table:table-cell table:number-columns-repeated="12"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368">
            <text:p>368</text:p>
          </table:table-cell>
          <table:table-cell table:number-columns-repeated="12"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369">
            <text:p>369</text:p>
          </table:table-cell>
          <table:table-cell table:number-columns-repeated="12"/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444">
            <text:p>444</text:p>
          </table:table-cell>
          <table:table-cell table:number-columns-repeated="12"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540">
            <text:p>54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Time (Seconds)</text:p>
          </table:table-cell>
          <table:table-cell office:value-type="string">
            <text:p>Calls</text:p>
          </table:table-cell>
          <table:table-cell table:number-columns-repeated="11"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0.001">
            <text:p>0.001</text:p>
          </table:table-cell>
          <table:table-cell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11"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1"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11"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11"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0.001">
            <text:p>0.001</text:p>
          </table:table-cell>
          <table:table-cell office:value-type="float" office:value="286">
            <text:p>286</text:p>
          </table:table-cell>
          <table:table-cell table:number-columns-repeated="11"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0.001">
            <text:p>0.001</text:p>
          </table:table-cell>
          <table:table-cell office:value-type="float" office:value="368">
            <text:p>368</text:p>
          </table:table-cell>
          <table:table-cell table:number-columns-repeated="11"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0.001">
            <text:p>0.001</text:p>
          </table:table-cell>
          <table:table-cell office:value-type="float" office:value="369">
            <text:p>369</text:p>
          </table:table-cell>
          <table:table-cell table:number-columns-repeated="10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0.001">
            <text:p>0.001</text:p>
          </table:table-cell>
          <table:table-cell office:value-type="float" office:value="444">
            <text:p>444</text:p>
          </table:table-cell>
          <table:table-cell table:number-columns-repeated="11"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0.001">
            <text:p>0.001</text:p>
          </table:table-cell>
          <table:table-cell office:value-type="float" office:value="540">
            <text:p>540</text:p>
          </table:table-cell>
          <table:table-cell table:number-columns-repeated="11"/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0.028">
            <text:p>0.028</text:p>
          </table:table-cell>
          <table:table-cell office:value-type="float" office:value="39635">
            <text:p>39635</text:p>
          </table:table-cell>
          <table:table-cell table:number-columns-repeated="11"/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0.024">
            <text:p>0.024</text:p>
          </table:table-cell>
          <table:table-cell office:value-type="float" office:value="43628">
            <text:p>43628</text:p>
          </table:table-cell>
          <table:table-cell table:number-columns-repeated="11"/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0.024">
            <text:p>0.024</text:p>
          </table:table-cell>
          <table:table-cell office:value-type="float" office:value="43635">
            <text:p>43635</text:p>
          </table:table-cell>
          <table:table-cell table:number-columns-repeated="11"/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0.064">
            <text:p>0.064</text:p>
          </table:table-cell>
          <table:table-cell office:value-type="float" office:value="56268">
            <text:p>56268</text:p>
          </table:table-cell>
          <table:table-cell table:number-columns-repeated="11"/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0.038">
            <text:p>0.038</text:p>
          </table:table-cell>
          <table:table-cell office:value-type="float" office:value="60023">
            <text:p>60023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7:Sheet1.C6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7:40:28</dc:date>
    <dc:creator>Thomas Perl</dc:creator>
    <meta:generator>LibreOffice/3.5$Linux_X86_64 LibreOffice_project/350m1$Build-13</meta:generator>
    <meta:editing-duration>PT4M11S</meta:editing-duration>
    <meta:editing-cycles>4</meta:editing-cycles>
    <meta:document-statistic meta:table-count="1" meta:cell-count="18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97cm" svg:height="18.15cm" xlink:href=".." xlink:type="simple" chart:class="chart:bar" chart:style-name="ch1">
        <chart:title svg:x="7.425cm" svg:y="0.499cm" chart:style-name="ch2">
          <text:p>Time (wiki test data, 6 values)</text:p>
        </chart:title>
        <chart:legend chart:legend-position="end" svg:x="17.808cm" svg:y="8.776cm" style:legend-expansion="high" chart:style-name="ch3"/>
        <chart:plot-area chart:style-name="ch4" table:cell-range-address="Sheet1.A1:Sheet1.B24" chart:data-source-has-labels="both" svg:x="0.869cm" svg:y="2.367cm" svg:width="16.101cm" svg:height="15cm">
          <chartooo:coordinate-region svg:x="1.781cm" svg:y="2.567cm" svg:width="15.189cm" svg:height="7.697cm"/>
          <chart:axis chart:dimension="x" chart:name="primary-x" chart:style-name="ch5" chartooo:axis-type="auto">
            <chartooo:date-scale/>
            <chart:categories table:cell-range-address="Sheet1.A2:Sheet1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4" chart:label-cell-address="Sheet1.B1:Sheet1.B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:Sheet1.A24</svg:desc>
                </draw:g>
              </table:table-cell>
              <table:table-cell office:value-type="float" office:value="0">
                <text:p>0</text:p>
                <draw:g>
                  <svg:desc>Sheet1.B2:Sheet1.B24</svg:desc>
                </draw:g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8cm" svg:height="19.716cm" xlink:href=".." xlink:type="simple" chart:class="chart:bar" chart:style-name="ch1">
        <chart:title svg:x="6.758cm" svg:y="0.53cm" chart:style-name="ch2">
          <text:p>Call count (wiki test data; 6 values)</text:p>
        </chart:title>
        <chart:legend chart:legend-position="end" svg:x="19.146cm" svg:y="9.559cm" style:legend-expansion="high" chart:style-name="ch3"/>
        <chart:plot-area chart:style-name="ch4" table:cell-range-address="Sheet1.A26:Sheet1.B44" chart:data-source-has-labels="both" svg:x="0.863cm" svg:y="2.491cm" svg:width="17.457cm" svg:height="16.411cm">
          <chartooo:coordinate-region svg:x="1.67cm" svg:y="2.69cm" svg:width="16.65cm" svg:height="9.109cm"/>
          <chart:axis chart:dimension="x" chart:name="primary-x" chart:style-name="ch5" chartooo:axis-type="auto">
            <chartooo:date-scale/>
            <chart:categories table:cell-range-address="Sheet1.A27:Sheet1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44" chart:label-cell-address="Sheet1.B26:Sheet1.B2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s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7:Sheet1.A44</svg:desc>
                </draw:g>
              </table:table-cell>
              <table:table-cell office:value-type="float" office:value="3">
                <text:p>3</text:p>
                <draw:g>
                  <svg:desc>Sheet1.B27:Sheet1.B44</svg:desc>
                </draw:g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